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oogle Sans Text" svg:font-family="'Google Sans Text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  <style:text-properties fo:font-size="32pt"/>
    </style:style>
    <style:style style:name="P2" style:family="paragraph">
      <loext:graphic-properties draw:fill-color="#ffffff"/>
      <style:paragraph-properties fo:text-align="center"/>
      <style:text-properties fo:font-size="32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Privacy Tools Implemetation Guide</text:p>
          </draw:text-box>
        </draw:frame>
        <draw:frame presentation:style-name="pr2" draw:text-style-name="P2" draw:layer="layout" svg:width="25.199cm" svg:height="9.134cm" svg:x="1.4cm" svg:y="3.684cm" presentation:class="subtitle" presentation:user-transformed="true">
          <draw:text-box>
            <text:p text:style-name="P1">Privacy Tools Implementation Guid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oogle Sans Text" svg:font-family="'Google Sans Text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Google Sans Text" style:font-size-asian="24pt" style:language-asian="zh" style:country-asian="CN" style:font-name-complex="Google Sans Tex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3-29T17:11:06.630428832</dc:date>
    <meta:editing-duration>PT44S</meta:editing-duration>
    <meta:editing-cycles>2</meta:editing-cycles>
    <meta:generator>Collabora_Office/6.4.10.50$Android_AARCH64 LibreOffice_project/bda68f9cbaa6</meta:generator>
    <meta:document-statistic meta:object-count="25"/>
  </office:meta>
</office:document-meta>
</file>